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ColLength.getNumeric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Length.is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Length.getTabl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Length.TableColLength( double tcolUnits , FObj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olLength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ColLength.getValue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Lengt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ColLength.getNumeric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